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200000010000559400002373EDFC2C53.sv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4" svg:font-family="'Liberation Sans'" style:font-family-generic="swiss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Odvolaci_5f_udaje" style:display-name="Odvolaci_udaje" style:family="table" style:master-page-name="First_20_Page">
      <style:table-properties style:width="16.007cm" style:page-number="auto" table:align="left" style:writing-mode="lr-tb"/>
    </style:style>
    <style:style style:name="Odvolaci_5f_udaje.A" style:display-name="Odvolaci_udaje.A" style:family="table-column">
      <style:table-column-properties style:column-width="4.286cm"/>
    </style:style>
    <style:style style:name="Odvolaci_5f_udaje.B" style:display-name="Odvolaci_udaje.B" style:family="table-column">
      <style:table-column-properties style:column-width="4.214cm"/>
    </style:style>
    <style:style style:name="Odvolaci_5f_udaje.C" style:display-name="Odvolaci_udaje.C" style:family="table-column">
      <style:table-column-properties style:column-width="3.501cm"/>
    </style:style>
    <style:style style:name="Odvolaci_5f_udaje.D" style:display-name="Odvolaci_udaje.D" style:family="table-column">
      <style:table-column-properties style:column-width="4.006cm"/>
    </style:style>
    <style:style style:name="P1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Liberation Sans3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officeooo:paragraph-rsid="0015212a"/>
    </style:style>
    <style:style style:name="P7" style:family="paragraph" style:parent-style-name="Text_20_body">
      <style:paragraph-properties fo:text-align="justify" style:justify-single-word="false"/>
      <style:text-properties officeooo:paragraph-rsid="00165fe6"/>
    </style:style>
    <style:style style:name="P8" style:family="paragraph" style:parent-style-name="Table_20_Contents">
      <style:text-properties fo:color="#333333" style:font-name="Liberation Sans3"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font-name="Liberation Sans3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paragraph-rsid="001390c1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paragraph-rsid="001520dc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paragraph-rsid="0015212a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6.251cm" style:leader-style="dotted" style:leader-text="."/>
          <style:tab-stop style:position="10.252cm"/>
          <style:tab-stop style:position="14.002cm"/>
        </style:tab-stops>
      </style:paragraph-properties>
      <style:text-properties officeooo:paragraph-rsid="0019b9b7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13.6cm" style:leader-style="dotted" style:leader-text="."/>
        </style:tab-stops>
      </style:paragraph-properties>
      <style:text-properties officeooo:paragraph-rsid="00165fe6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1.296cm" style:leader-style="dotted" style:leader-text="."/>
        </style:tab-stops>
      </style:paragraph-properties>
      <style:text-properties officeooo:paragraph-rsid="0019b9b7"/>
    </style:style>
    <style:style style:name="P17" style:family="paragraph" style:parent-style-name="Heading_20_1">
      <style:text-properties officeooo:rsid="001390c1"/>
    </style:style>
    <style:style style:name="P18" style:family="paragraph" style:parent-style-name="Heading_20_1">
      <style:paragraph-properties fo:margin-left="0.053cm" fo:margin-right="0cm" fo:text-indent="0cm" style:auto-text-indent="false">
        <style:tab-stops>
          <style:tab-stop style:position="9.128cm"/>
          <style:tab-stop style:position="10.252cm"/>
          <style:tab-stop style:position="14.002cm"/>
        </style:tab-stops>
      </style:paragraph-properties>
      <style:text-properties officeooo:rsid="001390c1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3" fo:font-size="10pt" style:font-size-asian="10pt" style:font-name-complex="Arial" style:font-size-complex="10pt"/>
    </style:style>
    <style:style style:name="T2" style:family="text">
      <style:text-properties style:font-name="Liberation Sans3" fo:font-size="10pt" fo:font-weight="normal" style:font-size-asian="10pt" style:font-weight-asian="normal" style:font-name-complex="Arial" style:font-size-complex="10pt" style:font-weight-complex="normal"/>
    </style:style>
    <style:style style:name="T3" style:family="text">
      <style:text-properties style:font-name="Liberation Mono" fo:font-size="9.5pt" style:font-size-asian="9.5pt" style:font-name-complex="Arial" style:font-size-complex="9.5pt"/>
    </style:style>
    <style:style style:name="T4" style:family="text">
      <style:text-properties style:font-name="Liberation Sans4" fo:font-size="10pt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T5" style:family="text">
      <style:text-properties fo:font-size="11pt" fo:font-weight="normal" officeooo:rsid="001390c1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1520dc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5212a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165fe6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16c958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170cb6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188ae3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9b9b7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0" number:automatic-order="true" number:format-source="language">
      <number:day/>
      <number:text>. </number:text>
      <number:month/>
      <number:text>. </number:text>
      <number:year/>
    </number:date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Odvolaci_udaje" table:style-name="Odvolaci_5f_udaje">
        <table:table-column table:style-name="Odvolaci_5f_udaje.A"/>
        <table:table-column table:style-name="Odvolaci_5f_udaje.B"/>
        <table:table-column table:style-name="Odvolaci_5f_udaje.C"/>
        <table:table-column table:style-name="Odvolaci_5f_udaje.D"/>
        <table:table-row>
          <table:table-cell office:value-type="string">
            <text:p text:style-name="P8"/>
          </table:table-cell>
          <table:table-cell office:value-type="string">
            <text:p text:style-name="P8"/>
          </table:table-cell>
          <table:table-cell office:value-type="string">
            <text:p text:style-name="P8">Naše značka</text:p>
          </table:table-cell>
          <table:table-cell office:value-type="string">
            <text:p text:style-name="P9"><text:date style:data-style-name="N30" text:date-value="2012-11-16T21:12:04">16. 11. 2012</text:date>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10"/>
          </table:table-cell>
          <table:table-cell office:value-type="string">
            <text:p text:style-name="P10"><text:variable-set text:name="Spisova_zn" office:value-type="string">RP 37/2012</text:variable-set></text:p>
          </table:table-cell>
          <table:table-cell office:value-type="string">
            <text:p text:style-name="P10"><text:variable-set text:name="Město_odesilatele" office:value-type="string">Praha</text:variable-set></text:p>
          </table:table-cell>
        </table:table-row>
      </table:table>
      <text:h text:style-name="P17" text:outline-level="1"/>
      <text:p text:style-name="P7"><text:span text:style-name="Strong_20_Emphasis"><text:span text:style-name="T5">Česk</text:span></text:span><text:span text:style-name="Strong_20_Emphasis"><text:span text:style-name="T6">á</text:span></text:span><text:span text:style-name="Strong_20_Emphasis"><text:span text:style-name="T5"> pirátsk</text:span></text:span><text:span text:style-name="Strong_20_Emphasis"><text:span text:style-name="T6">á</text:span></text:span><text:span text:style-name="Strong_20_Emphasis"><text:span text:style-name="T5"> stran</text:span></text:span><text:span text:style-name="Strong_20_Emphasis"><text:span text:style-name="T6">a </text:span></text:span><text:span text:style-name="Strong_20_Emphasis"><text:span text:style-name="T8">(dále jen „Piráti“)</text:span></text:span><text:span text:style-name="Strong_20_Emphasis"><text:span text:style-name="T5">, Křesťansk</text:span></text:span><text:span text:style-name="Strong_20_Emphasis"><text:span text:style-name="T10">á</text:span></text:span><text:span text:style-name="Strong_20_Emphasis"><text:span text:style-name="T5"> a demokratick</text:span></text:span><text:span text:style-name="Strong_20_Emphasis"><text:span text:style-name="T6">á</text:span></text:span><text:span text:style-name="Strong_20_Emphasis"><text:span text:style-name="T5"> uni</text:span></text:span><text:span text:style-name="Strong_20_Emphasis"><text:span text:style-name="T6">e</text:span></text:span><text:span text:style-name="Strong_20_Emphasis"><text:span text:style-name="T5"> – Československ</text:span></text:span><text:span text:style-name="Strong_20_Emphasis"><text:span text:style-name="T6">á</text:span></text:span><text:span text:style-name="Strong_20_Emphasis"><text:span text:style-name="T5"> stran</text:span></text:span><text:span text:style-name="Strong_20_Emphasis"><text:span text:style-name="T6">a</text:span></text:span><text:span text:style-name="Strong_20_Emphasis"><text:span text:style-name="T5"> lidov</text:span></text:span><text:span text:style-name="Strong_20_Emphasis"><text:span text:style-name="T6">á</text:span></text:span><text:span text:style-name="Strong_20_Emphasis"><text:span text:style-name="T5"> </text:span></text:span><text:span text:style-name="Strong_20_Emphasis"><text:span text:style-name="T8">(dále jen „KDU-ČSL“) </text:span></text:span><text:span text:style-name="Strong_20_Emphasis"><text:span text:style-name="T6">a </text:span></text:span><text:span text:style-name="Strong_20_Emphasis"><text:span text:style-name="T5">Stran</text:span></text:span><text:span text:style-name="Strong_20_Emphasis"><text:span text:style-name="T6">a</text:span></text:span><text:span text:style-name="Strong_20_Emphasis"><text:span text:style-name="T5"> zelených </text:span></text:span><text:span text:style-name="Strong_20_Emphasis"><text:span text:style-name="T8">(dále jen „SZ“) uzavírají jako smluvní strany následující dohodu:</text:span></text:span></text:p>
      <text:h text:style-name="P18" text:outline-level="1">Dohoda o výkonu práva delegovat členy okrskových volebních komisí <text:line-break/>při volbě prezidenta republiky</text:h>
      <text:list xml:id="list762168124" text:style-name="L1">
        <text:list-item>
          <text:p text:style-name="P11"><text:span text:style-name="T5">Do okrskové volební komise může koalice, která má zastoupení v Senátu </text:span><text:span text:style-name="T7">Parlamentu České republiky</text:span><text:span text:style-name="T5">, delegovat jednoho člena a jednoho náhradníka (§ 18 odst. 2 zákona č. 275/2012, o volbě prezidenta republiky).</text:span></text:p>
        </text:list-item>
        <text:list-item>
          <text:p text:style-name="P12"><text:span text:style-name="Strong_20_Emphasis"><text:span text:style-name="T8">Smluvní strany uzavřely </text:span></text:span><text:span text:style-name="Strong_20_Emphasis"><text:span text:style-name="T6">smlouv</text:span></text:span><text:span text:style-name="Strong_20_Emphasis"><text:span text:style-name="T8">u</text:span></text:span><text:span text:style-name="Strong_20_Emphasis"><text:span text:style-name="T6"> o nominaci Libora Michálka na senátora </text:span></text:span><text:span text:style-name="Strong_20_Emphasis"><text:span text:style-name="T8">ve</text:span></text:span><text:span text:style-name="Strong_20_Emphasis"><text:span text:style-name="T6"> volební</text:span></text:span><text:span text:style-name="Strong_20_Emphasis"><text:span text:style-name="T8">m</text:span></text:span><text:span text:style-name="Strong_20_Emphasis"><text:span text:style-name="T5"> obvod</text:span></text:span><text:span text:style-name="Strong_20_Emphasis"><text:span text:style-name="T8">ě</text:span></text:span><text:span text:style-name="Strong_20_Emphasis"><text:span text:style-name="T5"> č. 26. </text:span></text:span><text:span text:style-name="Strong_20_Emphasis"><text:span text:style-name="T8">Libor Michálek byl </text:span></text:span><text:span text:style-name="Strong_20_Emphasis"><text:span text:style-name="T11">dne 20. října 2012 </text:span></text:span><text:span text:style-name="Strong_20_Emphasis"><text:span text:style-name="T8">zvolen senátorem</text:span></text:span><text:span text:style-name="Strong_20_Emphasis"><text:span text:style-name="T6">. </text:span></text:span><text:span text:style-name="Strong_20_Emphasis"><text:span text:style-name="T7">Smluvní strany </text:span></text:span><text:span text:style-name="Strong_20_Emphasis"><text:span text:style-name="T8">tak</text:span></text:span><text:span text:style-name="Strong_20_Emphasis"><text:span text:style-name="T7"> mají jako koalice zastoupení v Senátu Parlamentu České republiky.</text:span></text:span></text:p>
        </text:list-item>
        <text:list-item>
          <text:p text:style-name="P12"><text:span text:style-name="T6">Vzhledem k tomu, že ostatní smluvní strany mají podle zákona o volbě prezidenta republiky oprávnění delegovat členy okrskových volebních komisí samostatně </text:span><text:span text:style-name="T11">jako politické strany</text:span><text:span text:style-name="T6"> zastoupen</text:span><text:span text:style-name="T11">é</text:span><text:span text:style-name="T6"> v Parlamentu České republiky, dohodly se smluvní strany na tom, že oprávnění delegovat </text:span><text:span text:style-name="T7">členy a náhradníky okrskových volebních komisí při volbě prezidenta republiky bude jménem koalice vykonávat Česká pirátská strana.</text:span></text:p>
        </text:list-item>
        <text:list-item>
          <text:p text:style-name="P13"><text:span text:style-name="T7">Jménem České pirátské strany deleguj</text:span><text:span text:style-name="T9">e</text:span><text:span text:style-name="T7"> v souladu s touto dohodou členy </text:span><text:span text:style-name="T8">a náhradníky </text:span><text:span text:style-name="T7">okrskových volebních komisí člen jejího statutárního orgánu nebo j</text:span><text:span text:style-name="T9">ím</text:span><text:span text:style-name="T7"> pověřen</text:span><text:span text:style-name="T9">ý</text:span><text:span text:style-name="T7"> člen strany, zejména prostřednictvím datové schránky České pirátské strany. K doložení oprávnění <text:s/>delegovat členy a náhradníky okrskových volebních komisí přitom slouží t</text:span><text:span text:style-name="T12">ato dohoda</text:span><text:span text:style-name="T7">, </text:span><text:span text:style-name="T9">v případě člena strany </text:span><text:span text:style-name="T11">také</text:span><text:span text:style-name="T9"> </text:span><text:span text:style-name="T11">jeho písemné </text:span><text:span text:style-name="T9">pověření</text:span><text:span text:style-name="T7">.</text:span></text:p>
        </text:list-item>
        <text:list-item>
          <text:p text:style-name="P12"><text:span text:style-name="T6">Tato dohoda se uzavírá na dobu trvání mandátu senátora Libora Michálka. Pokud </text:span><text:span text:style-name="T7">K</text:span><text:span text:style-name="T9">DU-ČSL</text:span><text:span text:style-name="T7"> nebo S</text:span><text:span text:style-name="T9">Z</text:span><text:span text:style-name="T6"> pozbudou oprávnění samostatně </text:span><text:span text:style-name="T7">delegovat členy a náhradníky okrskových volebních komisí, sjednají smluvní strany dodatek k této dohodě, který výkon oprávnění delegace členů a náhradníků okrskových volebních komisí jménem koalice nově upraví.</text:span></text:p>
        </text:list-item>
      </text:list>
      <text:p text:style-name="P6"><text:span text:style-name="T7">Smluvní strany si dohodu přečetly, jejímu obsahu porozuměly a s jejím obsahem na základě své svobodné vůle souhlasí, </text:span><text:span text:style-name="T8">což stvrzují svým podpisem:</text:span></text:p>
      <text:p text:style-name="P15"><text:span text:style-name="T12">…..................................................................................................................................................<text:line-break/>Ph</text:span><text:span text:style-name="T8">Dr. Ivan Bartoš, Ph.D., </text:span><text:span text:style-name="T12">předseda</text:span><text:span text:style-name="T8"> </text:span><text:span text:style-name="T12">Pirátů</text:span></text:p>
      <text:p text:style-name="P14"><text:span text:style-name="T12">…..................................................................................................................................................</text:span><text:span text:style-name="T8">předseda nebo 1. místopředseda </text:span><text:span text:style-name="T12">KDU-ČSL</text:span></text:p>
      <text:p text:style-name="P16"><text:span text:style-name="T12">…..................................................................................................................................................</text:span><text:span text:style-name="T8">aspoň 2 členové předsednictva </text:span><text:span text:style-name="T12">S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4" svg:font-family="'Liberation Sans'" style:font-family-generic="swiss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fo:color="#333333" style:font-name="Liberation Sans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="100%" fo:margin-left="3cm" fo:margin-right="0cm" fo:margin-top="0cm" fo:margin-bottom="0cm" style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a" style:family="paragraph" style:parent-style-name="Standard" style:auto-update="true" style:class="text">
      <style:paragraph-properties fo:margin="100%" fo:margin-left="8.5cm" fo:margin-right="0cm" fo:margin-top="1.199cm" fo:margin-bottom="1cm" style:contextual-spacing="false" fo:text-indent="0cm" style:auto-text-indent="false" style:shadow="none">
        <style:tab-stops/>
      </style:paragraph-properties>
    </style:style>
    <style:style style:name="Vec" style:family="paragraph" style:next-style-name="Standard" style:default-outline-level="" style:list-style-name="" style:class="text" style:master-page-name="">
      <style:paragraph-properties fo:margin-top="1cm" fo:margin-bottom="1cm" style:contextual-spacing="false" style:page-number="auto"/>
      <style:text-properties fo:color="#333333" style:font-name="Liberation Sans2" fo:font-weight="bold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Liberation_20_Mono" style:display-name="Liberation Mono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Micro Hei1" style:font-size-asian="10pt" style:font-name-complex="Lohit Hindi1" style:font-size-complex="10pt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Liberation Sans3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P4" style:family="paragraph" style:parent-style-name="Standard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5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style:font-size-asian="10pt" style:font-name-complex="Arial" style:font-size-complex="10pt"/>
    </style:style>
    <style:style style:name="MT1" style:family="text">
      <style:text-properties style:font-name="Liberation Sans3" fo:font-size="10pt" style:font-size-asian="10pt" style:font-name-complex="Arial" style:font-size-complex="10pt"/>
    </style:style>
    <style:style style:name="MT2" style:family="text">
      <style:text-properties style:font-name="Liberation Mono" fo:font-size="9.5pt" style:font-size-asian="9.5pt" style:font-name-complex="Arial" style:font-size-complex="9.5pt"/>
    </style:style>
    <style:style style:name="MT3" style:family="text">
      <style:text-properties style:font-name="Liberation Sans4" fo:font-size="10pt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MT4" style:family="text">
      <style:text-properties style:font-name="Liberation Sans3" fo:font-size="10pt" fo:font-weight="normal" style:font-size-asian="10pt" style:font-weight-asian="normal" style:font-name-complex="Arial" style:font-size-complex="10pt" style:font-weight-complex="normal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.02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99cm" fo:margin-left="0cm" fo:margin-right="0cm" fo:margin-bottom="1.499cm" style:dynamic-spacing="true"/>
      </style:header-style>
      <style:footer-style>
        <style:header-footer-properties svg:height="1.826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cm" fo:margin-right="2.70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0" draw:style-name="Mgr1" draw:text-style-name="MP2" svg:width="5.666cm" svg:height="2.347cm" svg:x="-0.415cm" svg:y="-0.392cm"><draw:image xlink:href="Pictures/200000010000559400002373EDFC2C53.svg" xlink:type="simple" xlink:show="embed" xlink:actuate="onLoad"><text:p/></draw:image></draw:frame></text:p>
      </style:header>
      <style:footer>
        <text:p text:style-name="MP3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frame text:anchor-type="paragraph" draw:z-index="1" draw:style-name="Mgr1" draw:text-style-name="MP2" svg:width="5.666cm" svg:height="2.347cm" svg:x="-0.415cm" svg:y="-0.392cm"><draw:image xlink:href="Pictures/200000010000559400002373EDFC2C53.svg" xlink:type="simple" xlink:show="embed" xlink:actuate="onLoad"><text:p/></draw:image></draw:frame></text:p>
      </style:header>
      <style:footer>
        <text:p text:style-name="MP4"><text:span text:style-name="MT1">Česká pirátská strana • U Botiče 1390/3 140 00 Praha 4 <text:s/>• Doručovat do datové schránky </text:span><text:span text:style-name="MT2">b2i4r6j</text:span><text:span text:style-name="MT3"><text:line-break/></text:span><text:span text:style-name="MT4">Tel</text:span><text:span text:style-name="MT1">. +420 775 978 550 • </text:span><text:span text:style-name="MT4">Web</text:span><text:span text:style-name="MT1"> </text:span><text:a xlink:type="simple" xlink:href="http://www.pirati.cz/"><text:span text:style-name="MT1">http://www.pirati.cz</text:span></text:a><text:span text:style-name="MT1"> • E-mail </text:span><text:a xlink:type="simple" xlink:href="mailto:info@pirati.cz"><text:span text:style-name="MT1">info@pirati.cz</text:span></text:a><text:span text:style-name="MT1"> • IČO 71339698</text:span></text:p>
        <text:p text:style-name="MP5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creator>Jakub Michálek</dc:creator>
    <dc:date>2012-11-16T21:12:03</dc:date>
    <meta:editing-cycles>71</meta:editing-cycles>
    <meta:editing-duration>P24DT22H50M56S</meta:editing-duration>
    <meta:generator>LibreOffice/3.6$Linux_x86 LibreOffice_project/360m1$Build-2</meta:generator>
    <meta:document-statistic meta:table-count="1" meta:image-count="0" meta:object-count="0" meta:page-count="1" meta:paragraph-count="18" meta:word-count="350" meta:character-count="2839" meta:non-whitespace-character-count="2507"/>
    <meta:user-defined meta:name="Informace 1"/>
    <meta:user-defined meta:name="Informace 2"/>
    <meta:user-defined meta:name="Informace 3"/>
    <meta:user-defined meta:name="Informace 4"/>
  </office:meta>
</office:document-meta>
</file>